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c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25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hreshold 10ugdL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9"/>
        <table:table-row table:style-name="ro1">
          <table:table-cell table:style-name="ce1"/>
          <table:table-cell table:style-name="ce4" office:value-type="string" calcext:value-type="string">
            <text:p>Baseline 1</text:p>
          </table:table-cell>
          <table:table-cell table:style-name="ce4" office:value-type="string" calcext:value-type="string">
            <text:p>Baseline 2</text:p>
          </table:table-cell>
          <table:table-cell table:style-name="ce4" office:value-type="string" calcext:value-type="string">
            <text:p>Re-Test 1</text:p>
          </table:table-cell>
          <table:table-cell table:style-name="ce4" office:value-type="string" calcext:value-type="string">
            <text:p>Re-Test 2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time" office:time-value="PT22H39M00S" calcext:value-type="time">
            <text:p>22:39</text:p>
          </table:table-cell>
          <table:table-cell office:value-type="time" office:time-value="PT22H30M00S" calcext:value-type="time">
            <text:p>22:30</text:p>
          </table:table-cell>
          <table:table-cell office:value-type="time" office:time-value="PT22H11M00S" calcext:value-type="time">
            <text:p>22:11</text:p>
          </table:table-cell>
          <table:table-cell table:style-name="ce5" office:value-type="time" office:time-value="PT22H08M00S" calcext:value-type="time">
            <text:p>22:08</text:p>
          </table:table-cell>
          <table:table-cell office:value-type="string" calcext:value-type="string">
            <text:p>All ok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time" office:time-value="PT19H43M00S" calcext:value-type="time">
            <text:p>19:43</text:p>
          </table:table-cell>
          <table:table-cell table:style-name="ce6" office:value-type="time" office:time-value="PT19H45M00S" calcext:value-type="time">
            <text:p>19:45</text:p>
          </table:table-cell>
          <table:table-cell table:style-name="ce6" office:value-type="time" office:time-value="PT19H26M00S" calcext:value-type="time">
            <text:p>19:26</text:p>
          </table:table-cell>
          <table:table-cell office:value-type="time" office:time-value="PT20H16M00S" calcext:value-type="time">
            <text:p>20:16</text:p>
          </table:table-cell>
          <table:table-cell table:style-name="ce1" office:value-type="string" calcext:value-type="string">
            <text:p>All ok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/a</text:p>
          </table:table-cell>
          <table:table-cell office:value-type="time" office:time-value="PT22H01M00S" calcext:value-type="time">
            <text:p>22:01</text:p>
          </table:table-cell>
          <table:table-cell office:value-type="time" office:time-value="PT22H09M00S" calcext:value-type="time">
            <text:p>22:09</text:p>
          </table:table-cell>
          <table:table-cell table:style-name="ce7" office:value-type="string" calcext:value-type="string">
            <text:p>n/a</text:p>
          </table:table-cell>
          <table:table-cell office:value-type="string" calcext:value-type="string">
            <text:p>All ok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n/a</text:p>
          </table:table-cell>
          <table:table-cell table:number-columns-repeated="3" table:style-name="ce7" office:value-type="string" calcext:value-type="string">
            <text:p>n/a</text:p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1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time" office:time-value="PT20H18M00S" calcext:value-type="time">
            <text:p>20:18</text:p>
          </table:table-cell>
          <table:table-cell table:style-name="ce6" office:value-type="time" office:time-value="PT20H29M00S" calcext:value-type="time">
            <text:p>20:29</text:p>
          </table:table-cell>
          <table:table-cell table:style-name="ce6" office:value-type="time" office:time-value="PT20H36M00S" calcext:value-type="time">
            <text:p>20:36</text:p>
          </table:table-cell>
          <table:table-cell office:value-type="time" office:time-value="PT21H19M00S" calcext:value-type="time">
            <text:p>21:19</text:p>
          </table:table-cell>
          <table:table-cell table:style-name="ce1" office:value-type="string" calcext:value-type="string">
            <text:p>All ok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table:number-columns-repeated="3" table:style-name="ce7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5" office:value-type="time" office:time-value="PT21H13M00S" calcext:value-type="time">
            <text:p>21:13</text:p>
          </table:table-cell>
          <table:table-cell office:value-type="time" office:time-value="PT20H56M00S" calcext:value-type="time">
            <text:p>20:56</text:p>
          </table:table-cell>
          <table:table-cell office:value-type="time" office:time-value="PT21H20M00S" calcext:value-type="time">
            <text:p>21:20</text:p>
          </table:table-cell>
          <table:table-cell table:style-name="ce5" office:value-type="time" office:time-value="PT21H57M00S" calcext:value-type="time">
            <text:p>21:57</text:p>
          </table:table-cell>
          <table:table-cell office:value-type="string" calcext:value-type="string">
            <text:p>use 5 μg/dL value for ReTest2?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5" office:value-type="time" office:time-value="PT21H58M00S" calcext:value-type="time">
            <text:p>21:58</text:p>
          </table:table-cell>
          <table:table-cell office:value-type="time" office:time-value="PT22H24M00S" calcext:value-type="time">
            <text:p>22:24</text:p>
          </table:table-cell>
          <table:table-cell table:number-columns-repeated="2" table:style-name="ce7" office:value-type="string" calcext:value-type="string">
            <text:p>n/a</text:p>
          </table:table-cell>
          <table:table-cell office:value-type="string" calcext:value-type="string">
            <text:p>All ok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n/a</text:p>
          </table:table-cell>
          <table:table-cell table:number-columns-repeated="3" table:style-name="ce7" office:value-type="string" calcext:value-type="string">
            <text:p>n/a</text:p>
          </table:table-cell>
          <table:table-cell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6" office:value-type="time" office:time-value="PT21H57M00S" calcext:value-type="time">
            <text:p>21:57</text:p>
          </table:table-cell>
          <table:table-cell office:value-type="time" office:time-value="PT21H48M00S" calcext:value-type="time">
            <text:p>21:48</text:p>
          </table:table-cell>
          <table:table-cell table:style-name="ce1" office:value-type="string" calcext:value-type="string">
            <text:p>All ok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5" office:value-type="time" office:time-value="PT21H27M00S" calcext:value-type="time">
            <text:p>21:27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4M00S" calcext:value-type="time">
            <text:p>21:24</text:p>
          </table:table-cell>
          <table:table-cell table:style-name="ce5" office:value-type="time" office:time-value="PT21H24M00S" calcext:value-type="time">
            <text:p>21:24</text:p>
          </table:table-cell>
          <table:table-cell office:value-type="string" calcext:value-type="string">
            <text:p>All ok</text:p>
          </table:table-cell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/a</text:p>
          </table:table-cell>
          <table:table-cell office:value-type="time" office:time-value="PT21H54M00S" calcext:value-type="time">
            <text:p>21:54</text:p>
          </table:table-cell>
          <table:table-cell office:value-type="time" office:time-value="PT21H50M00S" calcext:value-type="time">
            <text:p>21:50</text:p>
          </table:table-cell>
          <table:table-cell table:style-name="ce5" office:value-type="time" office:time-value="PT22H01M00S" calcext:value-type="time">
            <text:p>22:01</text:p>
          </table:table-cell>
          <table:table-cell office:value-type="string" calcext:value-type="string">
            <text:p>All ok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n/a</text:p>
          </table:table-cell>
          <table:table-cell table:number-columns-repeated="3" table:style-name="ce7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office:value-type="time" office:time-value="PT20H00M00S" calcext:value-type="time">
            <text:p>20:00</text:p>
          </table:table-cell>
          <table:table-cell table:style-name="ce5" office:value-type="time" office:time-value="PT20H13M00S" calcext:value-type="time">
            <text:p>20:13</text:p>
          </table:table-cell>
          <table:table-cell office:value-type="string" calcext:value-type="string">
            <text:p>All ok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time" office:time-value="PT21H42M00S" calcext:value-type="time">
            <text:p>21:42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6" office:value-type="time" office:time-value="PT22H29M00S" calcext:value-type="time">
            <text:p>22:29</text:p>
          </table:table-cell>
          <table:table-cell office:value-type="time" office:time-value="PT22H02M00S" calcext:value-type="time">
            <text:p>22:02</text:p>
          </table:table-cell>
          <table:table-cell table:style-name="ce1" office:value-type="string" calcext:value-type="string">
            <text:p>All ok</text:p>
          </table:table-cell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" office:value-type="time" office:time-value="PT20H28M00S" calcext:value-type="time">
            <text:p>20:28</text:p>
          </table:table-cell>
          <table:table-cell table:style-name="ce6" office:value-type="time" office:time-value="PT21H20M00S" calcext:value-type="time">
            <text:p>21:20</text:p>
          </table:table-cell>
          <table:table-cell table:style-name="ce6" office:value-type="time" office:time-value="PT20H40M00S" calcext:value-type="time">
            <text:p>20:40</text:p>
          </table:table-cell>
          <table:table-cell office:value-type="time" office:time-value="PT21H32M00S" calcext:value-type="time">
            <text:p>21:32</text:p>
          </table:table-cell>
          <table:table-cell table:style-name="ce1" office:value-type="string" calcext:value-type="string">
            <text:p>All ok</text:p>
          </table:table-cell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6" office:value-type="time" office:time-value="PT21H52M00S" calcext:value-type="time">
            <text:p>21:52</text:p>
          </table:table-cell>
          <table:table-cell table:style-name="ce6" office:value-type="time" office:time-value="PT22H10M00S" calcext:value-type="time">
            <text:p>22:10</text:p>
          </table:table-cell>
          <table:table-cell table:style-name="ce6" office:value-type="time" office:time-value="PT22H04M00S" calcext:value-type="time">
            <text:p>22:04</text:p>
          </table:table-cell>
          <table:table-cell office:value-type="time" office:time-value="PT22H12M00S" calcext:value-type="time">
            <text:p>22:12</text:p>
          </table:table-cell>
          <table:table-cell table:style-name="ce1" office:value-type="string" calcext:value-type="string">
            <text:p>All ok</text:p>
          </table:table-cell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number-columns-repeated="3" table:style-name="ce8" office:value-type="string" calcext:value-type="string">
            <text:p>n/a</text:p>
          </table:table-cell>
          <table:table-cell office:value-type="time" office:time-value="PT22H19M00S" calcext:value-type="time">
            <text:p>22:19</text:p>
          </table:table-cell>
          <table:table-cell table:style-name="ce1" office:value-type="string" calcext:value-type="string">
            <text:p>use 5 μg/dL value for ReTest2?</text:p>
          </table:table-cell>
        </table:table-row>
      </table:table>
      <table:table table:name="Threshold 5ugdL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number-columns-repeated="2" table:default-cell-style-name="ce5"/>
        <table:table-column table:style-name="co1" table:default-cell-style-name="ce9"/>
        <table:table-row table:style-name="ro1">
          <table:table-cell table:style-name="ce1"/>
          <table:table-cell table:style-name="ce4" office:value-type="string" calcext:value-type="string">
            <text:p>Baseline 1</text:p>
          </table:table-cell>
          <table:table-cell table:style-name="ce4" office:value-type="string" calcext:value-type="string">
            <text:p>Baseline 2</text:p>
          </table:table-cell>
          <table:table-cell table:style-name="ce4" office:value-type="string" calcext:value-type="string">
            <text:p>Re-Test 1</text:p>
          </table:table-cell>
          <table:table-cell table:style-name="ce4" office:value-type="string" calcext:value-type="string">
            <text:p>Re-Test 2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office:value-type="time" office:time-value="PT21H25M00S" calcext:value-type="time">
            <text:p>21:25</text:p>
          </table:table-cell>
          <table:table-cell table:style-name="ce10" office:value-type="string" calcext:value-type="string">
            <text:p>ReTest2 not better than with 10 <text:s/>μg/dL threshold</text:p>
          </table:table-cell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1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7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n/a</text:p>
          </table:table-cell>
          <table:table-cell table:style-name="ce5" office:value-type="time" office:time-value="PT21H24M00S" calcext:value-type="time">
            <text:p>21:24</text:p>
          </table:table-cell>
          <table:table-cell office:value-type="time" office:time-value="PT22H21M00S" calcext:value-type="time">
            <text:p>22:21</text:p>
          </table:table-cell>
          <table:table-cell office:value-type="time" office:time-value="PT21H49M00S" calcext:value-type="time">
            <text:p>21:49</text:p>
          </table:table-cell>
          <table:table-cell office:value-type="string" calcext:value-type="string">
            <text:p>All ok</text:p>
          </table:table-cell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1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6" office:value-type="time" office:time-value="PT20H03M00S" calcext:value-type="time">
            <text:p>20:03</text:p>
          </table:table-cell>
          <table:table-cell table:style-name="ce11" office:value-type="string" calcext:value-type="string">
            <text:p>ReTest2 maybe better than with threshold 10 μg/dL?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table:style-name="ce5" office:value-type="time" office:time-value="PT19H51M00S" calcext:value-type="time">
            <text:p>19:51</text:p>
          </table:table-cell>
          <table:table-cell office:value-type="time" office:time-value="PT21H52M00S" calcext:value-type="time">
            <text:p>21:52</text:p>
          </table:table-cell>
          <table:table-cell table:style-name="ce7" office:value-type="string" calcext:value-type="string">
            <text:p>n/a</text:p>
          </table:table-cell>
          <table:table-cell office:value-type="string" calcext:value-type="string">
            <text:p>Baseline 2 and R-Test 1 not real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/a</text:p>
          </table:table-cell>
          <table:table-cell office:value-type="time" office:time-value="PT19H21M00S" calcext:value-type="time">
            <text:p>19:21</text:p>
          </table:table-cell>
          <table:table-cell office:value-type="time" office:time-value="PT20H50M00S" calcext:value-type="time">
            <text:p>20:50</text:p>
          </table:table-cell>
          <table:table-cell office:value-type="string" calcext:value-type="string">
            <text:p>ReTest1 not real; ReTest2 is maybe better than with Threshold 1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n/a</text:p>
          </table:table-cell>
          <table:table-cell office:value-type="time" office:time-value="PT22H36M00S" calcext:value-type="time">
            <text:p>22:36</text:p>
          </table:table-cell>
          <table:table-cell office:value-type="time" office:time-value="PT22H21M00S" calcext:value-type="time">
            <text:p>22:21</text:p>
          </table:table-cell>
          <table:table-cell office:value-type="string" calcext:value-type="string">
            <text:p>ReTest1 &amp; 2 better than with Threshold 1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7" office:value-type="string" calcext:value-type="string">
            <text:p>n/a</text:p>
          </table:table-cell>
          <table:table-cell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1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n/a</text:p>
          </table:table-cell>
          <table:table-cell office:value-type="time" office:time-value="PT19H50M00S" calcext:value-type="time">
            <text:p>19:50</text:p>
          </table:table-cell>
          <table:table-cell office:value-type="time" office:time-value="PT20H47M00S" calcext:value-type="time">
            <text:p>20:47</text:p>
          </table:table-cell>
          <table:table-cell office:value-type="string" calcext:value-type="string">
            <text:p>ReTest1 not real; ReTest2 maybe better than with Threshold 10?</text:p>
          </table:table-cell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6" office:value-type="time" office:time-value="PT21H34M00S" calcext:value-type="time">
            <text:p>21:34</text:p>
          </table:table-cell>
          <table:table-cell table:style-name="ce8" office:value-type="string" calcext:value-type="string">
            <text:p>n/a</text:p>
          </table:table-cell>
          <table:table-cell table:style-name="ce6" office:value-type="time" office:time-value="PT21H53M00S" calcext:value-type="time">
            <text:p>21:53</text:p>
          </table:table-cell>
          <table:table-cell table:style-name="ce8" office:value-type="string" calcext:value-type="string">
            <text:p>n/a</text:p>
          </table:table-cell>
          <table:table-cell table:style-name="ce1" office:value-type="string" calcext:value-type="string">
            <text:p>All ok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7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table:style-name="ce7" office:value-type="string" calcext:value-type="string">
            <text:p>n/a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n/a</text:p>
          </table:table-cell>
          <table:table-cell office:value-type="time" office:time-value="PT19H21M00S" calcext:value-type="time">
            <text:p>19:21</text:p>
          </table:table-cell>
          <table:table-cell office:value-type="time" office:time-value="PT19H48M00S" calcext:value-type="time">
            <text:p>19:48</text:p>
          </table:table-cell>
          <table:table-cell office:value-type="string" calcext:value-type="string">
            <text:p>ReTest1 &amp; 2 better than with threshold 10?</text:p>
          </table:table-cell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6" office:value-type="time" office:time-value="PT20H39M00S" calcext:value-type="time">
            <text:p>20:39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1" office:value-type="string" calcext:value-type="string">
            <text:p>ReTest1 &amp; 2 maybe better than with Threshold 10?</text:p>
          </table:table-cell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8" office:value-type="string" calcext:value-type="string">
            <text:p>n/a</text:p>
          </table:table-cell>
          <table:table-cell table:style-name="ce11" office:value-type="string" calcext:value-type="string">
            <text:p>ReTest1 maybe better than with Threshold 10?</text:p>
          </table:table-cell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1H19M00S" calcext:value-type="time">
            <text:p>21:19</text:p>
          </table:table-cell>
          <table:table-cell table:style-name="ce1" office:value-type="string" calcext:value-type="string">
            <text:p>ReTest1 &amp; 2 not better than threshold 10</text:p>
          </table:table-cell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n/a</text:p>
          </table:table-cell>
          <table:table-cell table:style-name="ce6" office:value-type="time" office:time-value="PT22H19M00S" calcext:value-type="time">
            <text:p>22:19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6" office:value-type="time" office:time-value="PT20H47M00S" calcext:value-type="time">
            <text:p>20:47</text:p>
          </table:table-cell>
          <table:table-cell table:style-name="ce1" office:value-type="string" calcext:value-type="string">
            <text:p>All ok &amp; better than with Threshold 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</number:time-style>
    <number:number-style style:name="N126">
      <number:number number:decimal-places="1" loext:min-decimal-places="1" number:min-integer-digits="1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1:11:33.814038508</meta:creation-date>
    <dc:date>2022-02-01T11:17:33.544144400</dc:date>
    <meta:editing-duration>PT6M</meta:editing-duration>
    <meta:editing-cycles>1</meta:editing-cycles>
    <meta:generator>LibreOffice/6.1.5.2$Linux_X86_64 LibreOffice_project/10$Build-2</meta:generator>
    <meta:document-statistic meta:table-count="2" meta:cell-count="237" meta:object-count="0"/>
  </office:meta>
</office:document-meta>
</file>